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To a place that makes croissants that are to d-... live for, that wi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s a friend?</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and this end made her feel less guilty than usual about the means<text:span text:style-name="T1">.</text:span></text:p>
      <text:p text:style-name="Normal">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let her true self speak. “...” No fabrications nor personas to shield her, to keep you out. “...It’s not that we’re los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You... aren’t angry at me?”</text:p>
      <text:p text:style-name="Normal">“?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need to lie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P1">•• • ••</text:p>
      <text:p text:style-name="P1">Node 5: Empty seat</text:p>
      <text:p text:style-name="P1"/>
      <text:p text:style-name="Normal">“Tell me, what would you have done in my place?” she asked the alarm clock.</text:p>
      <text:p text:style-name="Normal">“*RIIIIING RIIIIING RIIIIING*” <text:s text:c="1"/>it answered.</text:p>
      <text:p text:style-name="Normal">She couldn’t quite make out what it said.</text:p>
      <text:p text:style-name="Normal">“*RIIIIING RIIIIING RIIIIING*” it elaborated.</text:p>
      <text:p text:style-name="Normal"><text:span text:style-name="T1">Nope. I still don’t get it.</text:span></text:p>
      <text:p text:style-name="Normal">“*RIIIIING RIIIIING RII-tap*”</text:p>
      <text:p text:style-name="Normal"><text:span text:style-name="T1">... It’s frustrating, not being able to understand people</text:span>. Not others, not <text:span text:style-name="T1">you</text:span>, and certainly not herself.</text:p>
      <text:p text:style-name="Normal">Yesterday hadn’t been a dream. Or, at the very least, it was as real as her feeling of regret. <text:span text:style-name="T1">How did things end up like that...? Why do I always end up like that...?</text:span></text:p>
      <text:p text:style-name="Normal">She hadn’t moved much ever since she’d cocooned herself in bed; now that she’d tapped the alarm silent, she went back to looking at the ceiling.</text:p>
      <text:p text:style-name="Normal">“... Did you know?” She wasn’t addressing anyone in particular, perhaps she was talking to herself, perhaps she was hoping someone would overhear her, “if I were to die now, I’d have nothing but regrets.”</text:p>
      <text:p text:style-name="Normal"><text:span text:style-name="T1">...</text:span></text:p>
      <text:p text:style-name="Normal">There was silence. Even if the walls and ceiling did have a mouth, what could they say to that? If even she didn’t know the first thing about herself, what chance did they have? What could they know? What’s more, whether she liked it or not, this silence, she’d built it around herself, she’d crafted it with her own two hands, by keeping them in her pockets her whole life. <text:span text:style-name="T1">I’m a coward, that’s how things ended up like this. I’m a lost cause, aren’t I?</text:span></text:p>
      <text:p text:style-name="Normal">But even so, the sun rose. Even so, light still rained through the shutters, flooding her room with a new day, a new chance. Today was another opportunity to talk to you.</text:p>
      <text:p text:style-name="Normal">That was why after much groaning, stuffing her face in her pillow, fantasizing about what could have been and the subsequent self-loathing, she did get up from her bed. <text:span text:style-name="T1">I want to see you.</text:span></text:p>
      <text:p text:style-name="Normal">As usual, her morning struggles would cause her to be late for school. Unusually, the main culprit had an accomplice today: part of her wanted to leave the house at around the same time she’d done yesterday, so that she may reach the bus stop at around the same time as yesterday; she did just that. However, today isn’t yesterday, and <text:span text:style-name="T1">you</text:span> weren’t reading a book at the bus stop. <text:span text:style-name="T1">Figures... You’re never late in the first place, I’m the idiot for getting my hopes up.</text:span></text:p>
      <text:p text:style-name="Normal">Without a partner-in-crime, crimes didn’t feel appealing, and quietly she boarded the arriving bus. As she got in and took a seat, she couldn’t help but remember how the two of you ended up doing the same thing, less than twenty-four hours ago: imaginary cafés had that bad habit of being imaginary, and real ones just didn’t tickle your fancy the same way idealised ones did. And so, just before the bus’ doors closed, she visualised two tired-looking students coming in, having resigned themselves to going to school. But despite how dejected they looked initially, all throughout the ride they were talking about everything and nothing, and one of them even had a coughing fit after trying what seemed to be super spicy potato chips. <text:span text:style-name="T1">That was fun</text:span>, she smiled, <text:span text:style-name="T1">but I really can’t wrap my head around your tastes at all, you know. I wish you’d explain them to me soon...</text:span></text:p>
      <text:p text:style-name="Normal">This wish sowed a curious seed in her heart: it sprouted as soon as she got off the bus, and a tiny flower made up of excitement and nervousness grew with every step that took her closer to her classroom. <text:span text:style-name="T1">How strange... </text:span>Usually, when she felt nervous, her first instinct was to run away from the source of her unease, not walk towards it<text:span text:style-name="T1">. I see, nervousness comes in different flavours, then. </text:span>Now that she reached the door, and now that it also had a flower to care for, her heart was working as fast as it reasonably could.</text:p>
      <text:p text:style-name="Normal">But, when she did open the door, when she did go in, her heart was immediately stopped, and the flower was immediately trampled by the deafening emptiness of your sea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P1"/>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